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blinCoreSchema.DublinCore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linCoreSchema.getDefaultMergeRu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linCoreSchema.getAdapter( Metadata m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